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5-10-1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5-04-1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5-01-1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4-10-2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4-04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4-01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3-10-26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3-07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3-04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3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2-10-0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2-07-1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2-04-2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2-01-29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1-10-2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1-04-23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1-01-21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0-07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0-04-2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20-01-13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9-10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9-07-1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9-04-1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9-01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8-10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8-07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8-04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8-01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7-10-3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7-07-2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7-04-1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7-01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6-10-1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6-07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6-04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6-01-0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5-10-1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5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5-07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5-04-22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5-01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4-11-2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4-10-2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4-07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4-04-1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4-01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3-12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3-04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3-04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3-01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3-01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10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10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7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7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4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4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1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2-01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1-10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1-10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1-07-1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1-01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0-11-16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0-07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0-04-2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10-01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9-10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9-06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9-02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8-09-1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8-06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8-03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7-09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7-03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6-09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6-04-1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6-02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5-10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5-09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5-07-1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5-04-2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5-02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1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10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08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06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04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4-02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3-11-0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3-09-0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3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3-04-2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3-02-1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12-05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10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08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06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04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2-02-1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12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10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08-1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06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04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1-02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12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10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08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06-1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04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2000-02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9-12-0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9-10-1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9-07-1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9-05-2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9-02-1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8-12-1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3069</text:p>
          </table:table-cell>
          <table:table-cell office:value-type="string" calcext:value-type="string">
            <text:p>07S/01W-19BAC</text:p>
          </table:table-cell>
          <table:table-cell office:value-type="string" calcext:value-type="string">
            <text:p>1998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